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b04a" officeooo:paragraph-rsid="0018b04a"/>
    </style:style>
    <style:style style:name="P2" style:family="paragraph" style:parent-style-name="Standard">
      <style:text-properties officeooo:rsid="0018b04a" officeooo:paragraph-rsid="002201b9"/>
    </style:style>
    <style:style style:name="P3" style:family="paragraph" style:parent-style-name="Standard">
      <style:text-properties fo:font-size="10pt" fo:font-style="italic" fo:font-weight="bold" officeooo:rsid="0019a023" officeooo:paragraph-rsid="0019a023" style:font-size-asian="8.75pt" style:font-style-asian="italic" style:font-weight-asian="bold" style:font-size-complex="10pt" style:font-style-complex="italic" style:font-weight-complex="bold"/>
    </style:style>
    <style:style style:name="P4" style:family="paragraph" style:parent-style-name="Standard">
      <style:text-properties fo:font-size="10pt" fo:font-style="italic" fo:font-weight="bold" officeooo:rsid="0019a023" officeooo:paragraph-rsid="002c7bfa" style:font-size-asian="8.75pt" style:font-style-asian="italic" style:font-weight-asian="bold" style:font-size-complex="10pt" style:font-style-complex="italic" style:font-weight-complex="bold"/>
    </style:style>
    <style:style style:name="P5" style:family="paragraph" style:parent-style-name="Standard">
      <style:text-properties fo:font-size="10pt" fo:font-style="italic" fo:font-weight="bold" officeooo:rsid="002003d8" officeooo:paragraph-rsid="002003d8" style:font-size-asian="8.75pt" style:font-style-asian="italic" style:font-weight-asian="bold" style:font-size-complex="10pt" style:font-style-complex="italic" style:font-weight-complex="bold"/>
    </style:style>
    <style:style style:name="P6" style:family="paragraph" style:parent-style-name="Standard">
      <style:text-properties fo:font-size="10pt" fo:font-style="italic" fo:font-weight="bold" officeooo:rsid="0018b04a" officeooo:paragraph-rsid="0018b04a" style:font-size-asian="8.75pt" style:font-style-asian="italic" style:font-weight-asian="bold" style:font-size-complex="10pt" style:font-style-complex="italic" style:font-weight-complex="bold"/>
    </style:style>
    <style:style style:name="P7" style:family="paragraph" style:parent-style-name="Standard">
      <style:text-properties fo:font-size="10pt" fo:font-style="italic" fo:font-weight="bold" officeooo:rsid="002201b9" officeooo:paragraph-rsid="002201b9" style:font-size-asian="10pt" style:font-style-asian="italic" style:font-weight-asian="bold" style:font-size-complex="10pt" style:font-style-complex="italic" style:font-weight-complex="bold"/>
    </style:style>
    <style:style style:name="P8" style:family="paragraph" style:parent-style-name="Standard">
      <style:text-properties fo:font-size="10pt" fo:font-style="italic" fo:font-weight="bold" officeooo:rsid="0023594e" officeooo:paragraph-rsid="0023594e" style:font-size-asian="10pt" style:font-style-asian="italic" style:font-weight-asian="bold" style:font-size-complex="10pt" style:font-style-complex="italic" style:font-weight-complex="bold"/>
    </style:style>
    <style:style style:name="P9" style:family="paragraph" style:parent-style-name="Standard">
      <style:text-properties fo:font-size="10pt" fo:font-style="italic" fo:font-weight="bold" officeooo:rsid="002e2898" officeooo:paragraph-rsid="002e2898" style:font-size-asian="10pt" style:font-style-asian="italic" style:font-weight-asian="bold" style:font-size-complex="10pt" style:font-style-complex="italic" style:font-weight-complex="bold"/>
    </style:style>
    <style:style style:name="P10" style:family="paragraph" style:parent-style-name="Standard">
      <style:text-properties fo:font-size="10pt" fo:font-style="italic" officeooo:rsid="0019a023" officeooo:paragraph-rsid="0019a023" style:font-size-asian="8.75pt" style:font-style-asian="italic" style:font-size-complex="10pt" style:font-style-complex="italic"/>
    </style:style>
    <style:style style:name="P11" style:family="paragraph" style:parent-style-name="Standard">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2" style:family="paragraph" style:parent-style-name="Standard">
      <style:paragraph-properties>
        <style:tab-stops>
          <style:tab-stop style:position="4.2799in"/>
        </style:tab-stops>
      </style:paragraph-properties>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3" style:family="paragraph" style:parent-style-name="Standard">
      <style:text-properties fo:font-size="10pt"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14" style:family="paragraph" style:parent-style-name="Standard">
      <style:text-properties fo:font-size="10pt"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15" style:family="paragraph" style:parent-style-name="Standard">
      <style:text-properties fo:font-size="10pt"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16" style:family="paragraph" style:parent-style-name="Standard">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7" style:family="paragraph" style:parent-style-name="Standard">
      <style:text-properties fo:font-size="10pt"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21" style:family="paragraph" style:parent-style-name="Standard">
      <style:text-properties fo:font-style="normal" fo:font-weight="bold" officeooo:rsid="0019a023" officeooo:paragraph-rsid="0019a023" style:font-style-asian="normal" style:font-weight-asian="bold" style:font-style-complex="normal" style:font-weight-complex="bold"/>
    </style:style>
    <style:style style:name="P22" style:family="paragraph" style:parent-style-name="Standard">
      <style:text-properties officeooo:rsid="0019a023" officeooo:paragraph-rsid="0019a023"/>
    </style:style>
    <style:style style:name="P23" style:family="paragraph" style:parent-style-name="Standard">
      <style:text-properties fo:font-size="12pt"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2686cf" officeooo:paragraph-rsid="002686cf"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normal" officeooo:rsid="0023594e" officeooo:paragraph-rsid="0023594e" style:font-size-asian="12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02537bb" officeooo:paragraph-rsid="002537bb" style:font-size-asian="12pt" style:font-style-asian="normal" style:font-weight-asian="normal" style:font-size-complex="12pt" style:font-style-complex="normal" style:font-weight-complex="normal"/>
    </style:style>
    <style:style style:name="P27" style:family="paragraph" style:parent-style-name="Standard" style:list-style-name="L1">
      <style:text-properties officeooo:paragraph-rsid="002c7bfa"/>
    </style:style>
    <style:style style:name="P28" style:family="paragraph" style:parent-style-name="Standard" style:list-style-name="L1">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29" style:family="paragraph" style:parent-style-name="Standard" style:list-style-name="L1">
      <style:text-properties fo:font-size="10pt"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30" style:family="paragraph" style:parent-style-name="Standard" style:list-style-name="L1">
      <style:text-properties fo:font-size="10pt" fo:font-style="normal" fo:font-weight="normal" officeooo:rsid="001bcc51" officeooo:paragraph-rsid="002c7bfa" style:font-size-asian="8.75pt" style:font-style-asian="normal" style:font-weight-asian="normal" style:font-size-complex="10pt" style:font-style-complex="normal" style:font-weight-complex="normal"/>
    </style:style>
    <style:style style:name="P31" style:family="paragraph" style:parent-style-name="Standard" style:list-style-name="L1">
      <style:text-properties fo:font-size="10pt" fo:font-style="normal" fo:font-weight="normal" officeooo:rsid="001bcc51" officeooo:paragraph-rsid="001bcc51" style:font-size-asian="8.75pt" style:font-style-asian="normal" style:font-weight-asian="normal" style:font-size-complex="10pt" style:font-style-complex="normal" style:font-weight-complex="normal"/>
    </style:style>
    <style:style style:name="P32" style:family="paragraph" style:parent-style-name="Standard" style:list-style-name="L1">
      <style:text-properties fo:font-size="10pt" fo:font-style="normal" fo:font-weight="normal" officeooo:rsid="001d8d58" officeooo:paragraph-rsid="001d8d58" style:font-size-asian="8.75pt" style:font-style-asian="normal" style:font-weight-asian="normal" style:font-size-complex="10pt" style:font-style-complex="normal" style:font-weight-complex="normal"/>
    </style:style>
    <style:style style:name="P33" style:family="paragraph" style:parent-style-name="Standard" style:list-style-name="L2">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34" style:family="paragraph" style:parent-style-name="Standard" style:list-style-name="L2">
      <style:text-properties fo:font-size="10pt"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35" style:family="paragraph" style:parent-style-name="Standard" style:list-style-name="L2">
      <style:text-properties fo:font-size="10pt"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36" style:family="paragraph" style:parent-style-name="Standard" style:list-style-name="L2">
      <style:text-properties fo:font-size="10pt"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37" style:family="paragraph" style:parent-style-name="Standard" style:list-style-name="L2">
      <style:text-properties fo:font-size="10pt" fo:font-style="normal" fo:font-weight="bold" officeooo:rsid="003040ef" officeooo:paragraph-rsid="003040ef" style:font-size-asian="10pt" style:font-style-asian="normal" style:font-weight-asian="bold" style:font-size-complex="10pt" style:font-style-complex="normal" style:font-weight-complex="bold"/>
    </style:style>
    <style:style style:name="P38" style:family="paragraph" style:parent-style-name="Standard" style:list-style-name="L2">
      <style:text-properties fo:font-size="10pt" fo:font-style="normal" fo:font-weight="bold" officeooo:rsid="003c07e3" officeooo:paragraph-rsid="003c07e3" style:font-size-asian="10pt" style:font-style-asian="normal" style:font-weight-asian="bold" style:font-size-complex="10pt" style:font-style-complex="normal" style:font-weight-complex="bold"/>
    </style:style>
    <style:style style:name="P39" style:family="paragraph" style:parent-style-name="Standard">
      <style:text-properties fo:font-size="10pt" fo:font-style="italic" fo:font-weight="bold" officeooo:rsid="0023594e" officeooo:paragraph-rsid="0023594e" style:font-size-asian="10pt" style:font-style-asian="italic" style:font-weight-asian="bold" style:font-size-complex="10pt" style:font-style-complex="italic" style:font-weight-complex="bold"/>
    </style:style>
    <style:style style:name="P40" style:family="paragraph" style:parent-style-name="Standard" style:list-style-name="L1">
      <style:text-properties fo:font-weight="normal" officeooo:rsid="003fcacc" officeooo:paragraph-rsid="003fcacc" style:font-weight-asian="normal" style:font-weight-complex="normal"/>
    </style:style>
    <style:style style:name="P41" style:family="paragraph" style:parent-style-name="Standard" style:list-style-name="L2">
      <style:text-properties officeooo:paragraph-rsid="00354afb"/>
    </style:style>
    <style:style style:name="P42" style:family="paragraph" style:parent-style-name="Standard" style:list-style-name="L2">
      <style:text-properties officeooo:paragraph-rsid="003c07e3"/>
    </style:style>
    <style:style style:name="P43" style:family="paragraph" style:parent-style-name="Standard" style:list-style-name="L3">
      <style:text-properties officeooo:paragraph-rsid="0040684e"/>
    </style:style>
    <style:style style:name="P44" style:family="paragraph" style:parent-style-name="Standard" style:list-style-name="L3">
      <style:text-properties fo:font-style="normal" fo:font-weight="normal" officeooo:rsid="0040684e" officeooo:paragraph-rsid="0040684e" style:font-style-asian="normal" style:font-weight-asian="normal" style:font-style-complex="normal" style:font-weight-complex="normal"/>
    </style:style>
    <style:style style:name="P45" style:family="paragraph" style:parent-style-name="Standard" style:list-style-name="L3">
      <style:text-properties fo:font-style="normal" fo:font-weight="normal" officeooo:rsid="0041f433" officeooo:paragraph-rsid="0041f433" style:font-style-asian="normal" style:font-weight-asian="normal" style:font-style-complex="normal" style:font-weight-complex="normal"/>
    </style:style>
    <style:style style:name="P46" style:family="paragraph" style:parent-style-name="Standard">
      <style:text-properties fo:font-size="12pt"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4"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6"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7"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8"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9"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10"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11"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12"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13"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14"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15" style:family="text">
      <style:text-properties fo:font-size="10pt" fo:font-style="normal" style:font-size-asian="8.75pt" style:font-style-asian="normal" style:font-size-complex="10pt" style:font-style-complex="normal"/>
    </style:style>
    <style:style style:name="T16" style:family="text">
      <style:text-properties fo:font-size="10pt" fo:font-style="normal" officeooo:rsid="002003d8" style:font-size-asian="8.75pt" style:font-style-asian="normal" style:font-size-complex="10pt" style:font-style-complex="normal"/>
    </style:style>
    <style:style style:name="T17" style:family="text">
      <style:text-properties fo:font-size="10pt" style:font-size-asian="10pt" style:font-size-complex="10pt"/>
    </style:style>
    <style:style style:name="T18" style:family="text">
      <style:text-properties fo:font-size="10pt" officeooo:rsid="0041f433" style:font-size-asian="10pt" style:font-size-complex="10pt"/>
    </style:style>
    <style:style style:name="T19" style:family="text">
      <style:text-properties fo:font-size="10pt" officeooo:rsid="004268e6" style:font-size-asian="10pt" style:font-size-complex="10pt"/>
    </style:style>
    <style:style style:name="T20" style:family="text">
      <style:text-properties fo:font-size="10pt" officeooo:rsid="00434b34" style:font-size-asian="10pt" style:font-size-complex="10pt"/>
    </style:style>
    <style:style style:name="T21" style:family="text">
      <style:text-properties fo:font-size="10pt" officeooo:rsid="00440d3e"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officeooo:rsid="00434b34" style:font-size-asian="10pt" style:font-weight-asian="bold" style:font-size-complex="10pt" style:font-weight-complex="bold"/>
    </style:style>
    <style:style style:name="T24" style:family="text">
      <style:text-properties officeooo:rsid="0023594e"/>
    </style:style>
    <style:style style:name="T25" style:family="text">
      <style:text-properties officeooo:rsid="002a12f0"/>
    </style:style>
    <style:style style:name="T26" style:family="text">
      <style:text-properties fo:font-style="italic" style:font-style-asian="italic" style:font-style-complex="italic"/>
    </style:style>
    <style:style style:name="T27" style:family="text">
      <style:text-properties officeooo:rsid="00341214"/>
    </style:style>
    <style:style style:name="T28" style:family="text">
      <style:text-properties officeooo:rsid="00354afb"/>
    </style:style>
    <style:style style:name="T29" style:family="text">
      <style:text-properties officeooo:rsid="0036d342"/>
    </style:style>
    <style:style style:name="T30" style:family="text">
      <style:text-properties officeooo:rsid="00382085"/>
    </style:style>
    <style:style style:name="T31" style:family="text">
      <style:text-properties officeooo:rsid="003a5b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MODELING</text:p>
      <text:p text:style-name="P21"/>
      <text:p text:style-name="P5">Introduction</text:p>
      <text:p text:style-name="P14">Describe the system</text:p>
      <text:p text:style-name="P5"/>
      <text:p text:style-name="P3">General Assumptions</text:p>
      <text:p text:style-name="P11">General Assumption to let better understand how the system work</text:p>
      <text:p text:style-name="P16"/>
      <text:p text:style-name="P3"/>
      <text:p text:style-name="P3">Preliminar Validation</text:p>
      <text:p text:style-name="P12">Analyze the assumptions to validate the correctness of the system</text:p>
      <text:p text:style-name="P3"/>
      <text:p text:style-name="P3"/>
      <text:p text:style-name="P4">Factors</text:p>
      <text:p text:style-name="P13">Factors that may affect the systems</text:p>
      <text:list xml:id="list2562817148" text:style-name="L1">
        <text:list-item>
          <text:p text:style-name="P28">Minion <text:span text:style-name="T1">Arrival Time</text:span></text:p>
        </text:list-item>
        <text:list-item>
          <text:p text:style-name="P28">Minion <text:span text:style-name="T1">Service Time (Life)</text:span></text:p>
        </text:list-item>
        <text:list-item>
          <text:p text:style-name="P29">Boss Arrival Time</text:p>
        </text:list-item>
        <text:list-item>
          <text:p text:style-name="P29">Boss Service Time (Life)</text:p>
        </text:list-item>
        <text:list-item>
          <text:p text:style-name="P29">Minion/Boss Service Distribution (Exponential or Constant)</text:p>
        </text:list-item>
        <text:list-item>
          <text:p text:style-name="P30">Recovering Rate (to set the difficulty game mode</text:p>
          <text:list>
            <text:list-item>
              <text:p text:style-name="P27"><text:span text:style-name="T3">example: choose between: </text:span><text:span text:style-name="T7">no-minion-recover, </text:span><text:span text:style-name="T8">100% recover rate, x% recover rate</text:span></text:p>
            </text:list-item>
          </text:list>
        </text:list-item>
        <text:list-item>
          <text:p text:style-name="P40"><text:span text:style-name="T16">T</text:span><text:span text:style-name="T15">he ratio between service/arrival time of minions and bosses (higher opponents waiting in the queues)</text:span></text:p>
        </text:list-item>
        <text:list-item>
          <text:p text:style-name="P31">simulation time (to set the player life strength)</text:p>
          <text:list>
            <text:list-item>
              <text:p text:style-name="P32">example: choose between : <text:span text:style-name="T2">low, medium high</text:span></text:p>
            </text:list-item>
          </text:list>
        </text:list-item>
      </text:list>
      <text:p text:style-name="P3"/>
      <text:p text:style-name="P10"/>
      <text:p text:style-name="P10"/>
      <text:p text:style-name="P22"/>
      <text:p text:style-name="P1">IMPLEMENTATION</text:p>
      <text:p text:style-name="P6"/>
      <text:p text:style-name="P7">Modules</text:p>
      <text:p text:style-name="P7"/>
      <text:p text:style-name="P7">Messages</text:p>
      <text:p text:style-name="P7"/>
      <text:p text:style-name="P7">Modules Behaviour</text:p>
      <text:p text:style-name="P7"/>
      <text:p text:style-name="P7"/>
      <text:p text:style-name="P2"/>
      <text:p text:style-name="P1">VERIFICATION</text:p>
      <text:p text:style-name="P15">Tests made to verify <text:span text:style-name="T24">if the</text:span> implementation <text:span text:style-name="T24">reflects correctly the model</text:span></text:p>
      <text:p text:style-name="P15"/>
      <text:p text:style-name="P8">Deterministic and Simple Cases <text:span text:style-name="T28">(Constant Arrival/</text:span><text:span text:style-name="T29">Service</text:span><text:span text:style-name="T28"> Time)</text:span></text:p>
      <text:p text:style-name="P19"><text:span text:style-name="T25">Test m</text:span>ade by deterministic and simple cases (predicted values with constant inter-arrival and service time)</text:p>
      <text:p text:style-name="P20">All test are made by using graphical environments (Qtenv) and debugging prints.</text:p>
      <text:p text:style-name="P20"><text:s/></text:p>
      <text:list xml:id="list3776239228" text:style-name="L2">
        <text:list-item>
          <text:p text:style-name="P37"><text:span text:style-name="T26">Easy Game Mode:</text:span> no minion recover, low minion <text:span text:style-name="T30">and </text:span>boss <text:span text:style-name="T30">service</text:span>/<text:span text:style-name="T30">arrival ratio</text:span>:</text:p>
          <text:p text:style-name="P33">as expected <text:span text:style-name="T27">the player defeats in time all minions before a boss arrives, so the minion recover never happen. </text:span></text:p>
          <text:p text:style-name="P34">Since the player defeats easily Minion and Bosses is congruent with the assumption that the game mode is Easy <text:span text:style-name="T31">(at most 1 boss and 1 minion in the queues)</text:span>.</text:p>
          <text:p text:style-name="P34"/>
        </text:list-item>
        <text:list-item>
          <text:p text:style-name="P41"><text:span text:style-name="T9">Medium Game Mode: </text:span><text:span text:style-name="T10">50% minion recover rate, medium minion/boss </text:span><text:span text:style-name="T11">service/arrival ratio</text:span><text:span text:style-name="T9"> </text:span></text:p>
          <text:p text:style-name="P42"><text:span text:style-name="T4">a</text:span><text:span text:style-name="T5">s expected the large amount of minion arriving does not allow the player to defeat them before boss or other minions arrives, the bosses are all defeated for the priority that the player has but minions accumulate in the queue (in our example </text:span><text:span text:style-name="T6">1000</text:span><text:span text:style-name="T5"> minions and 0 boss in the queues).</text:span></text:p>
          <text:p text:style-name="P35"/>
        </text:list-item>
        <text:list-item>
          <text:p text:style-name="P38">Hard Game Mode: 100% minion recover rate, high minion boss service/arrival ratio</text:p>
          <text:p text:style-name="P36">large amount of minions and bosses arriving. The player is not able do defeat them before the end of the game </text:p>
          <text:p text:style-name="P36">(100 bosses and 2000 minions in the queues)</text:p>
          <text:p text:style-name="P38"/>
        </text:list-item>
      </text:list>
      <text:p text:style-name="P8">Degeneracy Test</text:p>
      <text:p text:style-name="P17"><text:soft-page-break/>The degeneracy tests verifies the behavior of the simulation with parameters set to 0 values.</text:p>
      <text:p text:style-name="P8"/>
      <text:list xml:id="list1329475082" text:style-name="L3">
        <text:list-item>
          <text:p text:style-name="P43"><text:span text:style-name="T12">Minion/Boss </text:span><text:span text:style-name="T13">service</text:span><text:span text:style-name="T14">(life)</text:span><text:span text:style-name="T12"> rate = 0 </text:span></text:p>
          <text:p text:style-name="P44"><text:span text:style-name="T17">The program end the simulation because </text:span><text:span text:style-name="T21">with life=0 there are no minions or bosses to fight and </text:span><text:span text:style-name="T17">without minion</text:span><text:span text:style-name="T18">s</text:span><text:span text:style-name="T17"> or bosses the videogame cannot start (</text:span><text:span text:style-name="T22">METTERLO NELLE ASSUMPTIONS!!!)</text:span></text:p>
        </text:list-item>
        <text:list-item>
          <text:p text:style-name="P45"><text:span text:style-name="T22">Minion/Boss arrival rate = 0</text:span></text:p>
          <text:p text:style-name="P45"><text:span text:style-name="T17">If the minions and bosses arrives at time 0 every time the simulation would be infinite, so this case is handle</text:span><text:span text:style-name="T19">d</text:span><text:span text:style-name="T17"> in </text:span><text:span text:style-name="T19">order to do not allow games with this parameter </text:span><text:span text:style-name="T20">(</text:span><text:span text:style-name="T23">METTERLO NELLE ASSUMPTIONS!!)</text:span><text:span text:style-name="T19">.</text:span><text:span text:style-name="T17"> </text:span></text:p>
        </text:list-item>
      </text:list>
      <text:p text:style-name="P8"/>
      <text:p text:style-name="P8"/>
      <text:p text:style-name="P8">Consistency Test</text:p>
      <text:p text:style-name="P17">The consistency test verifies if the system react consistently with the output.</text:p>
      <text:p text:style-name="P17">(2 test differenti con arrival time e service time uno il doppio dell’altro)</text:p>
      <text:p text:style-name="P17"/>
      <text:p text:style-name="P8"/>
      <text:p text:style-name="P8">Continuity Test</text:p>
      <text:p text:style-name="P18">The continuity test consists in check the correctness of the system in order to verify if changing slightly the input affect slightly the output</text:p>
      <text:p text:style-name="P8"/>
      <text:p text:style-name="P9"/>
      <text:p text:style-name="P9">Monotonicity Test</text:p>
      <text:p text:style-name="P8"/>
      <text:p text:style-name="P8">Test Simulation for …</text:p>
      <text:p text:style-name="P8"/>
      <text:p text:style-name="P8">Verification Against Theoretical Model</text:p>
      <text:p text:style-name="P8"/>
      <text:p text:style-name="P23"/>
      <text:p text:style-name="P23"/>
      <text:p text:style-name="P23"/>
      <text:p text:style-name="P24">FACTORS CALIBRATION </text:p>
      <text:p text:style-name="P24"/>
      <text:p text:style-name="P25">SIMULATION EXPERIMENTS</text:p>
      <text:p text:style-name="P25"/>
      <text:p text:style-name="P25"/>
      <text:p text:style-name="P26">CONCLU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15T10:19:15.091553730</dc:date>
    <meta:editing-duration>PT12H9M24S</meta:editing-duration>
    <meta:editing-cycles>37</meta:editing-cycles>
    <meta:generator>LibreOffice/6.4.7.2$Linux_X86_64 LibreOffice_project/40$Build-2</meta:generator>
    <meta:document-statistic meta:table-count="0" meta:image-count="0" meta:object-count="0" meta:page-count="2" meta:paragraph-count="54" meta:word-count="490" meta:character-count="3065" meta:non-whitespace-character-count="2636"/>
  </office:meta>
</office:document-meta>
</file>